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36.06pt"/>
    </style:style>
    <style:style style:name="co3" style:family="table-column">
      <style:table-column-properties fo:break-before="auto" style:column-width="279.69pt"/>
    </style:style>
    <style:style style:name="co4" style:family="table-column">
      <style:table-column-properties fo:break-before="auto" style:column-width="35.29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32.46pt"/>
    </style:style>
    <style:style style:name="co7" style:family="table-column">
      <style:table-column-properties fo:break-before="auto" style:column-width="31.75pt"/>
    </style:style>
    <style:style style:name="co8" style:family="table-column">
      <style:table-column-properties fo:break-before="auto" style:column-width="99.44pt"/>
    </style:style>
    <style:style style:name="co9" style:family="table-column">
      <style:table-column-properties fo:break-before="auto" style:column-width="45.41pt"/>
    </style:style>
    <style:style style:name="co10" style:family="table-column">
      <style:table-column-properties fo:break-before="auto" style:column-width="80.76pt"/>
    </style:style>
    <style:style style:name="co11" style:family="table-column">
      <style:table-column-properties fo:break-before="auto" style:column-width="49.01pt"/>
    </style:style>
    <style:style style:name="co12" style:family="table-column">
      <style:table-column-properties fo:break-before="auto" style:column-width="58.34pt"/>
    </style:style>
    <style:style style:name="co13" style:family="table-column">
      <style:table-column-properties fo:break-before="auto" style:column-width="72.7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assengerI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  <table:table-cell table:style-name="ce1" office:value-type="string" calcext:value-type="string">
            <text:p>Survived</text:p>
          </table:table-cell>
          <table:table-cell table:number-columns-repeated="1012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r.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.5" calcext:value-type="float">
            <text:p>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1" calcext:value-type="float">
            <text:p>330911</text:p>
          </table:table-cell>
          <table:table-cell table:style-name="ce1" office:value-type="float" office:value="7.8292" calcext:value-type="float">
            <text:p>7.82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kes, Mrs. James (Ellen Need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3272" calcext:value-type="float">
            <text:p>36327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les, Mr. Thomas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276" calcext:value-type="float">
            <text:p>240276</text:p>
          </table:table-cell>
          <table:table-cell table:style-name="ce1" office:value-type="float" office:value="9.6875" calcext:value-type="float">
            <text:p>9.68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rz, Mr.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154" calcext:value-type="float">
            <text:p>315154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rvonen, Mrs. Alexander (Helga E Lindqvis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01298" calcext:value-type="float">
            <text:p>3101298</text:p>
          </table:table-cell>
          <table:table-cell table:style-name="ce1" office:value-type="float" office:value="12.2875" calcext:value-type="float">
            <text:p>12.2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son, Mr. Johan Cer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38" calcext:value-type="float">
            <text:p>7538</text:p>
          </table:table-cell>
          <table:table-cell table:style-name="ce1" office:value-type="float" office:value="9.225" calcext:value-type="float">
            <text:p>9.2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lly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2" calcext:value-type="float">
            <text:p>330972</text:p>
          </table:table-cell>
          <table:table-cell table:style-name="ce1" office:value-type="float" office:value="7.6292" calcext:value-type="float">
            <text:p>7.62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r. Albert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rahim, Mrs. Joseph (Sophie Halaut Easu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7" calcext:value-type="float">
            <text:p>2657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John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1</text:p>
          </table:table-cell>
          <table:table-cell table:style-name="ce1" office:value-type="float" office:value="24.15" calcext:value-type="float">
            <text:p>24.1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ieff, Mr. Yli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0" calcext:value-type="float">
            <text:p>34922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ones, Mr. Charles Cres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s. John Pillsbury (Nelle Steven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float" office:value="82.2667" calcext:value-type="float">
            <text:p>82.2667</text:p>
          </table:table-cell>
          <table:table-cell table:style-name="ce1" office:value-type="string" calcext:value-type="string">
            <text:p>B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ward, Mr. Benjam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65" calcext:value-type="float">
            <text:p>2406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ffee, Mrs. Herbert Fuller (Carrie Constance Toogoo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E.P. 5734</text:p>
          </table:table-cell>
          <table:table-cell table:style-name="ce1" office:value-type="float" office:value="61.175" calcext:value-type="float">
            <text:p>61.175</text:p>
          </table:table-cell>
          <table:table-cell table:style-name="ce1" office:value-type="string" calcext:value-type="string">
            <text:p>E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 Carlo, Mrs. Sebastiano (Argenia Genovesi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7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ane, Mr. Dani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734" calcext:value-type="float">
            <text:p>233734</text:p>
          </table:table-cell>
          <table:table-cell table:style-name="ce1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f, Mr. Gerio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2" calcext:value-type="float">
            <text:p>2692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makangas, Miss. Ida Livij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2. 3101270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f Khalil, Mrs. Mariana (Miriam"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6" calcext:value-type="float">
            <text:p>269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schild, Mr. Ma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3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en, Master. Artur Kar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 17368</text:p>
          </table:table-cell>
          <table:table-cell table:style-name="ce1" office:value-type="float" office:value="3.1708" calcext:value-type="float">
            <text:p>3.170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genheim, Mrs. Alfred (Antoinette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8</text:p>
          </table:table-cell>
          <table:table-cell table:style-name="ce1" office:value-type="float" office:value="31.6833" calcext:value-type="float">
            <text:p>31.6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iams, Mr. Richard Norris I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7</text:p>
          </table:table-cell>
          <table:table-cell table:style-name="ce1" office:value-type="float" office:value="61.3792" calcext:value-type="float">
            <text:p>61.3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s. Arthur Larned (Emily Maria Bori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bins, Mr. Alexander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7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tby, Miss. Helene Ragnhil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509" calcext:value-type="float">
            <text:p>113509</text:p>
          </table:table-cell>
          <table:table-cell table:style-name="ce1" office:value-type="float" office:value="61.9792" calcext:value-type="float">
            <text:p>61.9792</text:p>
          </table:table-cell>
          <table:table-cell table:style-name="ce1" office:value-type="string" calcext:value-type="string">
            <text:p>B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er, Mr. Shedi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8" calcext:value-type="float">
            <text:p>2698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, Mr. John Bertr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4" calcext:value-type="float">
            <text:p>113054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Elias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1.6792" calcext:value-type="float">
            <text:p>21.6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uch, Mr. Charles Alexan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308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fferys, Mr. Clifford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rs. Bertram (Eva Georgetta Ligh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1" office:value-type="float" office:value="20.575" calcext:value-type="float">
            <text:p>20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rs. Andrew G (Elizabeth Lily" Watson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1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ck, Mr. Philipp Edmu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tavelas, Mr. Vassilios (Catavelas Vassilios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th, Miss. Sarah 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712" calcext:value-type="float">
            <text:p>342712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iss. Mand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7" calcext:value-type="float">
            <text:p>315087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p, Mr. Jul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68" calcext:value-type="float">
            <text:p>345768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e, Mr. Ling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56.4958" calcext:value-type="float">
            <text:p>56.4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un, Mr. Franz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256" calcext:value-type="float">
            <text:p>349256</text:p>
          </table:table-cell>
          <table:table-cell table:style-name="ce1" office:value-type="float" office:value="13.4167" calcext:value-type="float">
            <text:p>13.416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klin, Mr. Thomas Parh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78" calcext:value-type="float">
            <text:p>113778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D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. Nat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263</text:p>
          </table:table-cell>
          <table:table-cell table:style-name="ce1" office:value-type="float" office:value="7.85" calcext:value-type="float">
            <text:p>7.8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bett, Mrs. Walter H (Irene Colvi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249" calcext:value-type="float">
            <text:p>237249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mball, Mrs. Edwin Nelson Jr (Gertrude Parso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3" calcext:value-type="float">
            <text:p>11753</text:p>
          </table:table-cell>
          <table:table-cell table:style-name="ce1" office:value-type="float" office:value="52.5542" calcext:value-type="float">
            <text:p>52.5542</text:p>
          </table:table-cell>
          <table:table-cell table:style-name="ce1" office:value-type="string" calcext:value-type="string">
            <text:p>D1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ltomaki, Mr. Nikolai Johan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91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vre, Mr. Paul Romain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4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aughnessy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4" calcext:value-type="float">
            <text:p>370374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nell, Mrs. William Robert (Emma Eliza W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813" calcext:value-type="float">
            <text:p>11813</text:p>
          </table:table-cell>
          <table:table-cell table:style-name="ce1" office:value-type="float" office:value="76.2917" calcext:value-type="float">
            <text:p>76.2917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rs. William (Winnie Minnie" Treanor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7671</text:p>
          </table:table-cell>
          <table:table-cell table:style-name="ce1" office:value-type="float" office:value="15.9" calcext:value-type="float">
            <text:p>15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Lucien Philip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lbaum, Mr. Franz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8</text:p>
          </table:table-cell>
          <table:table-cell table:style-name="ce1" office:value-type="float" office:value="15.0333" calcext:value-type="float">
            <text:p>15.033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iss. Ellen Nellie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05" calcext:value-type="float">
            <text:p>29105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Ethel Flo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ngiavacchi, Mr. Serafino Emili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.3 2861</text:p>
          </table:table-cell>
          <table:table-cell table:style-name="ce1" office:value-type="float" office:value="15.5792" calcext:value-type="float">
            <text:p>15.5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1" office:value-type="float" office:value="29.125" calcext:value-type="float">
            <text:p>29.1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Barto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0" calcext:value-type="float">
            <text:p>34923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elseth, Mr. Olaus Jorgen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2" calcext:value-type="float">
            <text:p>348122</text:p>
          </table:table-cell>
          <table:table-cell table:style-name="ce1" office:value-type="float" office:value="7.65" calcext:value-type="float">
            <text:p>7.65</text:p>
          </table:table-cell>
          <table:table-cell table:style-name="ce1" office:value-type="string" calcext:value-type="string">
            <text:p>F G6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son, Mr. Thomas Henry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525" calcext:value-type="float">
            <text:p>386525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udanson, Miss. Victo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ka, Mr. Mirk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2" calcext:value-type="float">
            <text:p>349232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rae, Mr. Arthur Gord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216" calcext:value-type="float">
            <text:p>237216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jorklund, Mr. Ernst Her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90" calcext:value-type="float">
            <text:p>347090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ley, Miss. Bridget De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4" calcext:value-type="float">
            <text:p>334914</text:p>
          </table:table-cell>
          <table:table-cell table:style-name="ce1" office:value-type="float" office:value="7.725" calcext:value-type="float">
            <text:p>7.7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aster. John Bori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ey, Mrs. Percy C (Mary Phyllis Elizabeth Miller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ns, Miss. Mary De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63" calcext:value-type="float">
            <text:p>330963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ore, Mr. Clarence Bloomfie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6" calcext:value-type="float">
            <text:p>113796</text:p>
          </table:table-cell>
          <table:table-cell table:style-name="ce1" office:value-type="float" office:value="42.4" calcext:value-type="float">
            <text:p>42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ucker, Mr. Gilbert Milligan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3" calcext:value-type="float">
            <text:p>2543</text:p>
          </table:table-cell>
          <table:table-cell table:style-name="ce1" office:value-type="float" office:value="28.5375" calcext:value-type="float">
            <text:p>28.5375</text:p>
          </table:table-cell>
          <table:table-cell table:style-name="ce1" office:value-type="string" calcext:value-type="string">
            <text:p>C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rs. Mark (Mary McDougal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950" calcext:value-type="float">
            <text:p>1995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lvihill, Miss. Bertha 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3" calcext:value-type="float">
            <text:p>38265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koff, Mr. Laz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1" calcext:value-type="float">
            <text:p>349211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eminen, Miss. Manta Josef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7" calcext:value-type="float">
            <text:p>3101297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vies y Rodriguez, Mr. Servand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.5" calcext:value-type="float">
            <text:p>2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2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D4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iger, Miss. Ama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13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eping, Mr. Edw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.5" calcext:value-type="float">
            <text:p>3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1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les, Mr. Fran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9306" calcext:value-type="float">
            <text:p>35930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nell, Mrs. Robert Clifford (Malvina Helen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0" calcext:value-type="float">
            <text:p>11770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dworth, Mr. Charles August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4" calcext:value-type="float">
            <text:p>24874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yle, Miss.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02" calcext:value-type="float">
            <text:p>36870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ulos, Master. Ak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78" calcext:value-type="float">
            <text:p>2678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. Isid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55 C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e, Mr. Howard Brow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24" calcext:value-type="float">
            <text:p>1992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tri, Mr. Marink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8" calcext:value-type="float">
            <text:p>349238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mb, Mr. John Joseph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261" calcext:value-type="float">
            <text:p>240261</text:p>
          </table:table-cell>
          <table:table-cell table:style-name="ce1" office:value-type="float" office:value="10.7083" calcext:value-type="float">
            <text:p>10.708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halil, Mr. Betros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ry, Miss. Jul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844" calcext:value-type="float">
            <text:p>330844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dman, Miss. Emily Lou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3141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Donoghue, Ms. Bridget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6" calcext:value-type="float">
            <text:p>364856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aster. Ralph Les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103" calcext:value-type="float">
            <text:p>29103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ker, Mrs. Adolf Fredrik (Anna Elisabeth Judith Ander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2" calcext:value-type="float">
            <text:p>347072</text:p>
          </table:table-cell>
          <table:table-cell table:style-name="ce1" office:value-type="float" office:value="13.9" calcext:value-type="float">
            <text:p>13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ersen, Mr. Olaf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498" calcext:value-type="float">
            <text:p>345498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vidson, Mrs. Thornton (Orian Hay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.C. 127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B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est, Mr. Robert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563" calcext:value-type="float">
            <text:p>37656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rnbaum, Mr. Jako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905" calcext:value-type="float">
            <text:p>1390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nglin, Mr. Gunnar Isido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33" calcext:value-type="float">
            <text:p>350033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vendish, Mrs. Tyrell William (Julia Florence Siege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1" office:value-type="float" office:value="78.85" calcext:value-type="float">
            <text:p>78.85</text:p>
          </table:table-cell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kinen, Mr. Kalle Edv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 2. 3101268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f, Miss. Elin Ester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71" calcext:value-type="float">
            <text:p>347471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carrow, Mr. William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/5. 333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s. Charles Emil Henry (Annie May Morri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C1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sz, Mr. Leopo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414" calcext:value-type="float">
            <text:p>228414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ley, Mr.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35" calcext:value-type="float">
            <text:p>365235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 Palmquist, Mr. Oskar Lean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0" calcext:value-type="float">
            <text:p>347070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s. Alexander (Thamine Thelma"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8.5167" calcext:value-type="float">
            <text:p>8.516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lthen, Mr. Johan Ma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1" office:value-type="float" office:value="22.525" calcext:value-type="float">
            <text:p>22.5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ckley, Mr. Dani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0" calcext:value-type="float">
            <text:p>330920</text:p>
          </table:table-cell>
          <table:table-cell table:style-name="ce1" office:value-type="float" office:value="7.8208" calcext:value-type="float">
            <text:p>7.820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yan, Mr. Edwar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62" calcext:value-type="float">
            <text:p>38316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er, Mr. Aaron (Abi Weller")"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8.7125" calcext:value-type="float">
            <text:p>8.7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ane, Mr. Georg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4" calcext:value-type="float">
            <text:p>2487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nton, Mr. Samuel 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34" calcext:value-type="float">
            <text:p>237734</text:p>
          </table:table-cell>
          <table:table-cell table:style-name="ce1" office:value-type="float" office:value="15.0458" calcext:value-type="float">
            <text:p>15.0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ne, Miss. Ellen Nata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68" calcext:value-type="float">
            <text:p>330968</text:p>
          </table:table-cell>
          <table:table-cell table:style-name="ce1" office:value-type="float" office:value="7.7792" calcext:value-type="float">
            <text:p>7.7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vans, Miss. Edith Cor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31</text:p>
          </table:table-cell>
          <table:table-cell table:style-name="ce1" office:value-type="float" office:value="31.6792" calcext:value-type="float">
            <text:p>31.6792</text:p>
          </table:table-cell>
          <table:table-cell table:style-name="ce1" office:value-type="string" calcext:value-type="string">
            <text:p>A2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ckley, Miss. Kathe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944" calcext:value-type="float">
            <text:p>329944</text:p>
          </table:table-cell>
          <table:table-cell table:style-name="ce1" office:value-type="float" office:value="7.2833" calcext:value-type="float">
            <text:p>7.28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aus, Mrs. Isidor (Rosalie Ida Blu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55 C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onopoulos, Mr. Demetrio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6.4375" calcext:value-type="float">
            <text:p>6.4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dstrom, Miss. Beatrice Irene</text:p>
          </table:table-cell>
          <table:table-cell table:style-name="ce1" office:value-type="string" calcext:value-type="string">
            <text:p>femal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P 9549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attie, Mr. Thom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float" office:value="75.2417" calcext:value-type="float">
            <text:p>75.2417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pman, Mrs. John Henry (Sara Elizabeth Lawr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H 2903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tt, Miss. Bertha J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595</text:p>
          </table:table-cell>
          <table:table-cell table:style-name="ce1" office:value-type="float" office:value="15.75" calcext:value-type="float">
            <text:p>15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ernan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7" calcext:value-type="float">
            <text:p>367227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habert, Mrs. Paul (Emma Mock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36" calcext:value-type="float">
            <text:p>13236</text:p>
          </table:table-cell>
          <table:table-cell table:style-name="ce1" office:value-type="float" office:value="57.75" calcext:value-type="float">
            <text:p>57.75</text:p>
          </table:table-cell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ver, Mr. Alfred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2095" calcext:value-type="float">
            <text:p>392095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nnedy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783" calcext:value-type="float">
            <text:p>36878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ibb, Miss. Laura Al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1362" calcext:value-type="float">
            <text:p>371362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beck, Mr. Karl Rudol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45" calcext:value-type="float">
            <text:p>350045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iss. Alicia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1" office:value-type="float" office:value="23.25" calcext:value-type="float">
            <text:p>23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wenur, Mr. Solom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1535" calcext:value-type="float">
            <text:p>21153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sen, Mr. Mar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441" calcext:value-type="float">
            <text:p>342441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inner, Mr. Henry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ON/OQ. 36994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cie, Col. Archibald IV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0" calcext:value-type="float">
            <text:p>113780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string" calcext:value-type="string">
            <text:p>C5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ebre, Mrs. Frank (Frances)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33" calcext:value-type="float">
            <text:p>4133</text:p>
          </table:table-cell>
          <table:table-cell table:style-name="ce1" office:value-type="float" office:value="25.4667" calcext:value-type="float">
            <text:p>25.466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Charles P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21" calcext:value-type="float">
            <text:p>2621</text:p>
          </table:table-cell>
          <table:table-cell table:style-name="ce1" office:value-type="float" office:value="6.4375" calcext:value-type="float">
            <text:p>6.4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ntcheff, Mr. Valtch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6" calcext:value-type="float">
            <text:p>349226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lsson, Mr. Carl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9" calcext:value-type="float">
            <text:p>350409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karian, Mr. Maprieded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.5" calcext:value-type="float">
            <text:p>2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midt, Mr. Augus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659" calcext:value-type="float">
            <text:p>248659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apkin, Miss. Jenn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Q 39208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r. Charles Frede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 2144</text:p>
          </table:table-cell>
          <table:table-cell table:style-name="ce1" office:value-type="float" office:value="46.9" calcext:value-type="float">
            <text:p>46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odwin, Miss. Jessie Alli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 2144</text:p>
          </table:table-cell>
          <table:table-cell table:style-name="ce1" office:value-type="float" office:value="46.9" calcext:value-type="float">
            <text:p>46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s, Miss. Sara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float" office:value="151.55" calcext:value-type="float">
            <text:p>151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r. Arthur Larn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uchamp, Mr. Henry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58" calcext:value-type="float">
            <text:p>244358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deberg-Lind, Mr. Erik Gustaf (Mr Edward Lingrey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75" calcext:value-type="float">
            <text:p>17475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. Jul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3" calcext:value-type="float">
            <text:p>345763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lliard, Mr. Herbert Henry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3" calcext:value-type="float">
            <text:p>17463</text:p>
          </table:table-cell>
          <table:table-cell table:style-name="ce1" office:value-type="float" office:value="51.8625" calcext:value-type="float">
            <text:p>51.8625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E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A4 2356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afton, Mr. John Bertr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1" calcext:value-type="float">
            <text:p>113791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htinen, Rev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1" calcext:value-type="float">
            <text:p>250651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nshaw, Mrs. Boulton (Olive Pot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67" calcext:value-type="float">
            <text:p>11767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tinoff, Mr. Nicola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5" calcext:value-type="float">
            <text:p>349255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orey, Mr.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1" calcext:value-type="float">
            <text:p>3701</text:p>
          </table:table-cell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rs. (Hulda Kristina Eugenia Lofqvis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0405" calcext:value-type="float">
            <text:p>350405</text:p>
          </table:table-cell>
          <table:table-cell table:style-name="ce1" office:value-type="float" office:value="12.1833" calcext:value-type="float">
            <text:p>12.1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Filip Osc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quemin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752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rd, Miss. Ell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3</text:p>
          </table:table-cell>
          <table:table-cell table:style-name="ce1" office:value-type="float" office:value="221.7792" calcext:value-type="float">
            <text:p>221.7792</text:p>
          </table:table-cell>
          <table:table-cell table:style-name="ce1" office:value-type="string" calcext:value-type="string">
            <text:p>C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in, Miss. Olga Elid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9" calcext:value-type="float">
            <text:p>347469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rebank, Mr. John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89" calcext:value-type="float">
            <text:p>110489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D2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rs. Benjamin (Edith Nil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yth, Miss. Ju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5432" calcext:value-type="float">
            <text:p>335432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aster. Georges Yousse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right, Miss. Mari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844" calcext:value-type="float">
            <text:p>220844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rce, Mr. Ernest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3271" calcext:value-type="float">
            <text:p>34327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uschitz, Rev. Joseph Mari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393" calcext:value-type="float">
            <text:p>237393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rs. Anton (Luise Heilman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1" office:value-type="float" office:value="22.025" calcext:value-type="float">
            <text:p>22.0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ndeis, Mr. Emi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1</text:p>
          </table:table-cell>
          <table:table-cell table:style-name="ce1" office:value-type="float" office:value="50.4958" calcext:value-type="float">
            <text:p>50.4958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Edward Wat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1" office:value-type="float" office:value="34.375" calcext:value-type="float">
            <text:p>34.3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sebeer, Mrs. Henry Arthur Jr (Eleanor Genevieve Fosdick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70" calcext:value-type="float">
            <text:p>17770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lstrom, Miss. Hilda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48" calcext:value-type="float">
            <text:p>7548</text:p>
          </table:table-cell>
          <table:table-cell table:style-name="ce1" office:value-type="float" office:value="8.9625" calcext:value-type="float">
            <text:p>8.9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thman, Mr. Simo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/P.P. 251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karian, Mr. Ort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ker, Mr. Adolf Fredri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72" calcext:value-type="float">
            <text:p>347072</text:p>
          </table:table-cell>
          <table:table-cell table:style-name="ce1" office:value-type="float" office:value="13.9" calcext:value-type="float">
            <text:p>13.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fa, Mr. Assa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3" calcext:value-type="float">
            <text:p>2673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. Carl Oscar Vilhelm Gustafs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iss. Edith Eile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750" calcext:value-type="float">
            <text:p>29750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ncock, Miss. Maud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3112</text:p>
          </table:table-cell>
          <table:table-cell table:style-name="ce1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ngel, Mr. Charles Emil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8" calcext:value-type="float">
            <text:p>11778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C11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rs. Allen Oliver (Nellie E Baumgardn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s. Alexander Taylor (Mary Eliza Ingerso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E4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Crie, Mr. James Matthew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3478" calcext:value-type="float">
            <text:p>233478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pton, Mr. Alexander Taylor J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6</text:p>
          </table:table-cell>
          <table:table-cell table:style-name="ce1" office:value-type="float" office:value="83.1583" calcext:value-type="float">
            <text:p>83.1583</text:p>
          </table:table-cell>
          <table:table-cell table:style-name="ce1" office:value-type="string" calcext:value-type="string">
            <text:p>E5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vin, Mrs. Daniel Warner (Mary Graham Carmichael Farquar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3" calcext:value-type="float">
            <text:p>113773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e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35" calcext:value-type="float">
            <text:p>7935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Frederick Charles (Mary Helene Baxt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1" office:value-type="float" office:value="247.5208" calcext:value-type="float">
            <text:p>247.5208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ybery, Mr. Frank Hu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059" calcext:value-type="float">
            <text:p>239059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iss. Alice Frances Lou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O./P.P. 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es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4 48873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iss. Ada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al, Mr.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21" calcext:value-type="float">
            <text:p>28221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gle, Mr. William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875" calcext:value-type="float">
            <text:p>22687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lomon, Mr. Abraham 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163" calcext:value-type="float">
            <text:p>11116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aster. Walter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.5" calcext:value-type="float">
            <text:p>1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/5. 851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gane, Mr.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509" calcext:value-type="float">
            <text:p>235509</text:p>
          </table:table-cell>
          <table:table-cell table:style-name="ce1" office:value-type="float" office:value="12.35" calcext:value-type="float">
            <text:p>12.3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aster. Marshall Bri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220" calcext:value-type="float">
            <text:p>28220</text:p>
          </table:table-cell>
          <table:table-cell table:style-name="ce1" office:value-type="float" office:value="32.5" calcext:value-type="float">
            <text:p>32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Julius Konrad Eug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5" calcext:value-type="float">
            <text:p>347465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aster. Robert Dougl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iss. Berta Oliv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6" calcext:value-type="float">
            <text:p>347066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imbrigge, Mr. Charles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3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smussen, Mrs. (Lena Jacobsen Solvang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305" calcext:value-type="float">
            <text:p>65305</text:p>
          </table:table-cell>
          <table:table-cell table:style-name="ce1" office:value-type="float" office:value="8.1125" calcext:value-type="float">
            <text:p>8.1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rphy, Miss. Nor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68" calcext:value-type="float">
            <text:p>36568</text:p>
          </table:table-cell>
          <table:table-cell table:style-name="ce1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bom, Master. Gilbert Sigvard Eman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80" calcext:value-type="float">
            <text:p>347080</text:p>
          </table:table-cell>
          <table:table-cell table:style-name="ce1" office:value-type="float" office:value="14.4" calcext:value-type="float">
            <text:p>14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tor, Col. John Jacob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7</text:p>
          </table:table-cell>
          <table:table-cell table:style-name="ce1" office:value-type="float" office:value="227.525" calcext:value-type="float">
            <text:p>227.525</text:p>
          </table:table-cell>
          <table:table-cell table:style-name="ce1" office:value-type="string" calcext:value-type="string">
            <text:p>C62 C6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ck, Miss. Winifred Ver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360" calcext:value-type="float">
            <text:p>26360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rew, Mr. Frank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05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mont, Mr. Alfred Fernan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 12998</text:p>
          </table:table-cell>
          <table:table-cell table:style-name="ce1" office:value-type="float" office:value="25.7417" calcext:value-type="float">
            <text:p>25.74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Gowan, Miss. Kather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32" calcext:value-type="float">
            <text:p>923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ett, Mr. Sidney C Stua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34" calcext:value-type="float">
            <text:p>28034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enbaum, Miss. Edith Louis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3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alic, Mr. Redj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50" calcext:value-type="float">
            <text:p>349250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en, Mr. Albert Kar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 4001</text:p>
          </table:table-cell>
          <table:table-cell table:style-name="ce1" office:value-type="float" office:value="22.525" calcext:value-type="float">
            <text:p>22.5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noli, Mr. Luigi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8</text:p>
          </table:table-cell>
          <table:table-cell table:style-name="ce1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acon, Mr. Percy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1" office:value-type="float" office:value="73.5" calcext:value-type="float">
            <text:p>7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ward, Mrs. Benjamin (Ellen Truelove Arm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65" calcext:value-type="float">
            <text:p>2406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Ida Augusta Margare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91" calcext:value-type="float">
            <text:p>34709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d, Mr. Christoph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38" calcext:value-type="float">
            <text:p>113038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hon, Miss. Bridget Deli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24" calcext:value-type="float">
            <text:p>330924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r. George Denn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float" office:value="164.8667" calcext:value-type="float">
            <text:p>164.8667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s. George Dunton (Eleanor Elkin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son, Mr. Alexander Morriso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302" calcext:value-type="float">
            <text:p>32302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ran y More, Miss. Florent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8</text:p>
          </table:table-cell>
          <table:table-cell table:style-name="ce1" office:value-type="float" office:value="13.8583" calcext:value-type="float">
            <text:p>13.8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ynolds, Mr. Harold J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684" calcext:value-type="float">
            <text:p>342684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k, Mrs. (Selena Roger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6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lsson, Mr. Einar Gervasi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3" calcext:value-type="float">
            <text:p>350053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dee, Mrs. Edward (Helen Churchill Hungerfo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6</text:p>
          </table:table-cell>
          <table:table-cell table:style-name="ce1" office:value-type="float" office:value="27.4458" calcext:value-type="float">
            <text:p>27.4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ubarek, Mrs. George (Omine Amenia" Alexander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r. Johan Charl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054" calcext:value-type="float">
            <text:p>350054</text:p>
          </table:table-cell>
          <table:table-cell table:style-name="ce1" office:value-type="float" office:value="7.7958" calcext:value-type="float">
            <text:p>7.7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eill, Miss. Bridget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68" calcext:value-type="float">
            <text:p>370368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verett, Mr. Thomas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.5" calcext:value-type="float">
            <text:p>4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6212</text:p>
          </table:table-cell>
          <table:table-cell table:style-name="ce1" office:value-type="float" office:value="15.1" calcext:value-type="float">
            <text:p>15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cking, Mr. Samuel James Metcalf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2963" calcext:value-type="float">
            <text:p>242963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eet, Mr. George Frede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lard, Miss. Constan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5" calcext:value-type="float">
            <text:p>113795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klund, Mr. Karl Jo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1266" calcext:value-type="float">
            <text:p>3101266</text:p>
          </table:table-cell>
          <table:table-cell table:style-name="ce1" office:value-type="float" office:value="6.4958" calcext:value-type="float">
            <text:p>6.4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ehan, Mr. Michae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71" calcext:value-type="float">
            <text:p>330971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mings, Mr. John Brad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9</text:p>
          </table:table-cell>
          <table:table-cell table:style-name="ce1" office:value-type="float" office:value="71.2833" calcext:value-type="float">
            <text:p>71.2833</text:p>
          </table:table-cell>
          <table:table-cell table:style-name="ce1" office:value-type="string" calcext:value-type="string">
            <text:p>C8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ndel, Mr. Olof Ed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6" calcext:value-type="float">
            <text:p>350416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ren, Mr. Frank Man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813" calcext:value-type="float">
            <text:p>110813</text:p>
          </table:table-cell>
          <table:table-cell table:style-name="ce1" office:value-type="float" office:value="75.25" calcext:value-type="float">
            <text:p>75.25</text:p>
          </table:table-cell>
          <table:table-cell table:style-name="ce1" office:value-type="string" calcext:value-type="string">
            <text:p>D3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cos, Mr. Raffu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ltunen, Miss. Mar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0" calcext:value-type="float">
            <text:p>25065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uglas, Mrs. Walter Donald (Mahala Dutt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1</text:p>
          </table:table-cell>
          <table:table-cell table:style-name="ce1" office:value-type="float" office:value="106.425" calcext:value-type="float">
            <text:p>106.425</text:p>
          </table:table-cell>
          <table:table-cell table:style-name="ce1" office:value-type="string" calcext:value-type="string">
            <text:p>C8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dstrom, Mrs. Carl Johan (Sigrid Poss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377" calcext:value-type="float">
            <text:p>112377</text:p>
          </table:table-cell>
          <table:table-cell table:style-name="ce1" office:value-type="float" office:value="27.7208" calcext:value-type="float">
            <text:p>27.720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risty, Mrs. (Alice Franc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7789" calcext:value-type="float">
            <text:p>237789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. Frederic Oak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an, Mr. Abrah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7.8875" calcext:value-type="float">
            <text:p>7.8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ton, Master. William Arthur Willie""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7</text:p>
          </table:table-cell>
          <table:table-cell table:style-name="ce1" office:value-type="float" office:value="23.45" calcext:value-type="float">
            <text:p>23.4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nyon, Mr. Frederick 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64" calcext:value-type="float">
            <text:p>17464</text:p>
          </table:table-cell>
          <table:table-cell table:style-name="ce1" office:value-type="float" office:value="51.8625" calcext:value-type="float">
            <text:p>51.8625</text:p>
          </table:table-cell>
          <table:table-cell table:style-name="ce1" office:value-type="string" calcext:value-type="string">
            <text:p>D2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rnes, Mrs. J Frank (Claire Bennett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3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ew, Mr. James Vivi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8220" calcext:value-type="float">
            <text:p>28220</text:p>
          </table:table-cell>
          <table:table-cell table:style-name="ce1" office:value-type="float" office:value="32.5" calcext:value-type="float">
            <text:p>32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ld, Mrs. Stephen (Annie Margaret Hi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07" calcext:value-type="float">
            <text:p>2670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halil, Mrs. Betros (Zahie Maria" Elias)"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4.4542" calcext:value-type="float">
            <text:p>14.45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st, Miss. Barbara J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4651</text:p>
          </table:table-cell>
          <table:table-cell table:style-name="ce1" office:value-type="float" office:value="27.75" calcext:value-type="float">
            <text:p>27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rahamsson, Mr. Abraham August Johann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2 3101284</text:p>
          </table:table-cell>
          <table:table-cell table:style-name="ce1" office:value-type="float" office:value="7.925" calcext:value-type="float">
            <text:p>7.9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. Walter Mill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float" office:value="136.7792" calcext:value-type="float">
            <text:p>136.7792</text:p>
          </table:table-cell>
          <table:table-cell table:style-name="ce1" office:value-type="string" calcext:value-type="string">
            <text:p>C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ander, Mr. Karl Jo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6" calcext:value-type="float">
            <text:p>7266</text:p>
          </table:table-cell>
          <table:table-cell table:style-name="ce1" office:value-type="float" office:value="9.325" calcext:value-type="float">
            <text:p>9.3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nzel, Mr. Linha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.5" calcext:value-type="float">
            <text:p>3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5" calcext:value-type="float">
            <text:p>345775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cKay, Mr. George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42795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hon, Mr. Joh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Q/4 3130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klasson, Mr.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3611" calcext:value-type="float">
            <text:p>363611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am, Miss. Lilian W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404" calcext:value-type="float">
            <text:p>2840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dtsjo, Mr. Karl Al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501" calcext:value-type="float">
            <text:p>34550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essemaeker, Mr. Guillaume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572" calcext:value-type="float">
            <text:p>345572</text:p>
          </table:table-cell>
          <table:table-cell table:style-name="ce1" office:value-type="float" office:value="17.4" calcext:value-type="float">
            <text:p>17.4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r. August Ferdin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10" calcext:value-type="float">
            <text:p>350410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lls, Mrs. Arthur Henry (Addie" Dart Trevaskis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103" calcext:value-type="float">
            <text:p>29103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asen, Miss. Gertrud Emilia</text:p>
          </table:table-cell>
          <table:table-cell table:style-name="ce1" office:value-type="string" calcext:value-type="string">
            <text:p>femal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50405" calcext:value-type="float">
            <text:p>350405</text:p>
          </table:table-cell>
          <table:table-cell table:style-name="ce1" office:value-type="float" office:value="12.1833" calcext:value-type="float">
            <text:p>12.183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taluppi, Mr. Emilio Ilario Giusepp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4644</text:p>
          </table:table-cell>
          <table:table-cell table:style-name="ce1" office:value-type="float" office:value="12.7375" calcext:value-type="float">
            <text:p>12.7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yntakoff, Mr. Stanko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5" calcext:value-type="float">
            <text:p>349235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sholm, Mr. Roderick Robert Crispi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1" calcext:value-type="float">
            <text:p>11205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ren, Mr. Charles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49867</text:p>
          </table:table-cell>
          <table:table-cell table:style-name="ce1" office:value-type="float" office:value="7.55" calcext:value-type="float">
            <text:p>7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ward, Miss. May Elizabeth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 2. 3918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krnic, Mr. Mat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5" calcext:value-type="float">
            <text:p>315095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Caffry, Mr. Thomas Franc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float" office:value="75.2417" calcext:value-type="float">
            <text:p>75.2417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x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573" calcext:value-type="float">
            <text:p>36857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ark, Mrs. Walter Miller (Virginia McDowell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float" office:value="136.7792" calcext:value-type="float">
            <text:p>136.7792</text:p>
          </table:table-cell>
          <table:table-cell table:style-name="ce1" office:value-type="string" calcext:value-type="string">
            <text:p>C8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nnon, Miss. Mary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371" calcext:value-type="float">
            <text:p>370371</text:p>
          </table:table-cell>
          <table:table-cell table:style-name="ce1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ade, Mr. Jean Nassr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6" calcext:value-type="float">
            <text:p>2676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yhl, Miss. Dagmar Jenny Ingeborg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853" calcext:value-type="float">
            <text:p>23685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ker, Mr. Clifford Rich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 14888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unthorpe, Mr.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6" calcext:value-type="float">
            <text:p>2926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. John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 3135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xenham, Mr. Percy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./C. 1426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eskovic, Miss. Jelk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5" calcext:value-type="float">
            <text:p>315085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aster. Alfred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eming, Miss. Honora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9" calcext:value-type="float">
            <text:p>364859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iss. Maria Youssef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15.2458" calcext:value-type="float">
            <text:p>15.2458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iss. Salli Hele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1" office:value-type="float" office:value="20.2125" calcext:value-type="float">
            <text:p>20.21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nis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5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anklin, Mr. Charles (Charles Fardon)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14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yder, Mr. John Pillsbu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8" calcext:value-type="float">
            <text:p>21228</text:p>
          </table:table-cell>
          <table:table-cell table:style-name="ce1" office:value-type="float" office:value="82.2667" calcext:value-type="float">
            <text:p>82.2667</text:p>
          </table:table-cell>
          <table:table-cell table:style-name="ce1" office:value-type="string" calcext:value-type="string">
            <text:p>B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dirosian, Mr. Sarkis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5" calcext:value-type="float">
            <text:p>2655</text:p>
          </table:table-cell>
          <table:table-cell table:style-name="ce1" office:value-type="float" office:value="7.2292" calcext:value-type="float">
            <text:p>7.2292</text:p>
          </table:table-cell>
          <table:table-cell table:style-name="ce1" office:value-type="string" calcext:value-type="string">
            <text:p>F E4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Arthur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1478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heims, Mr. George Alexander Lucie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7</text:p>
          </table:table-cell>
          <table:table-cell table:style-name="ce1" office:value-type="float" office:value="39.6" calcext:value-type="float">
            <text:p>39.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ly, Miss. Margaret Marcella Maggie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50" calcext:value-type="float">
            <text:p>382650</text:p>
          </table:table-cell>
          <table:table-cell table:style-name="ce1" office:value-type="float" office:value="6.95" calcext:value-type="float">
            <text:p>6.9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sr, Mr. Mustafa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2" calcext:value-type="float">
            <text:p>265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Dr. Washing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float" office:value="81.8583" calcext:value-type="float">
            <text:p>81.858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ttevrongel, Mr. Camil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1" calcext:value-type="float">
            <text:p>345771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gheloff, Mr. Mink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2" calcext:value-type="float">
            <text:p>349202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roche, Miss. Louise</text:p>
          </table:table-cell>
          <table:table-cell table:style-name="ce1" office:value-type="string" calcext:value-type="string">
            <text:p>femal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/Paris 2123</text:p>
          </table:table-cell>
          <table:table-cell table:style-name="ce1" office:value-type="float" office:value="41.5792" calcext:value-type="float">
            <text:p>41.5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maan, Mr. Hanna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1.6792" calcext:value-type="float">
            <text:p>21.67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ring, Mr. Joseph Holl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801" calcext:value-type="float">
            <text:p>113801</text:p>
          </table:table-cell>
          <table:table-cell table:style-name="ce1" office:value-type="float" office:value="45.5" calcext:value-type="float">
            <text:p>45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ansson, Mr. Nil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7" calcext:value-type="float">
            <text:p>347467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r. Oscar Wilhel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9" calcext:value-type="float">
            <text:p>347079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achard, Mr. Noel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35" calcext:value-type="float">
            <text:p>237735</text:p>
          </table:table-cell>
          <table:table-cell table:style-name="ce1" office:value-type="float" office:value="15.0458" calcext:value-type="float">
            <text:p>15.0458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illips, Mr. Escott Ro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O./P.P. 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krnic, Mr. Tom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2" calcext:value-type="float">
            <text:p>315092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arthy, Miss. Catherine Katie""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123" calcext:value-type="float">
            <text:p>38312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sby, Mrs. Edward Gifford (Catherine Elizabeth Halstea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2901" calcext:value-type="float">
            <text:p>112901</text:p>
          </table:table-cell>
          <table:table-cell table:style-name="ce1" office:value-type="float" office:value="26.55" calcext:value-type="float">
            <text:p>26.55</text:p>
          </table:table-cell>
          <table:table-cell table:style-name="ce1" office:value-type="string" calcext:value-type="string">
            <text:p>B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r. Hudson Joshua Creigh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1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ks, Master. Philip Fran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2091" calcext:value-type="float">
            <text:p>392091</text:p>
          </table:table-cell>
          <table:table-cell table:style-name="ce1" office:value-type="float" office:value="9.35" calcext:value-type="float">
            <text:p>9.3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r. Charles Melvil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float" office:value="93.5" calcext:value-type="float">
            <text:p>93.5</text:p>
          </table:table-cell>
          <table:table-cell table:style-name="ce1" office:value-type="string" calcext:value-type="string">
            <text:p>B6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sen, Mrs. Claus Peter (Jennie L Howard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026" calcext:value-type="float">
            <text:p>350026</text:p>
          </table:table-cell>
          <table:table-cell table:style-name="ce1" office:value-type="float" office:value="14.1083" calcext:value-type="float">
            <text:p>14.108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cic, Mr. Jego Grg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91" calcext:value-type="float">
            <text:p>315091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rtanian, Mr. Davi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8" calcext:value-type="float">
            <text:p>2658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dowitz, Mr. Harry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P 1588</text:p>
          </table:table-cell>
          <table:table-cell table:style-name="ce1" office:value-type="float" office:value="7.575" calcext:value-type="float">
            <text:p>7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r, Miss. Jeann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364" calcext:value-type="float">
            <text:p>368364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hite, Mrs. John Stuart (Ella Hol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1" office:value-type="float" office:value="135.6333" calcext:value-type="float">
            <text:p>135.6333</text:p>
          </table:table-cell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gardon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Q/3. 30631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ncer, Mr. William Augustu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69</text:p>
          </table:table-cell>
          <table:table-cell table:style-name="ce1" office:value-type="float" office:value="146.5208" calcext:value-type="float">
            <text:p>146.5208</text:p>
          </table:table-cell>
          <table:table-cell table:style-name="ce1" office:value-type="string" calcext:value-type="string">
            <text:p>B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gers, Mr. Reginald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04" calcext:value-type="float">
            <text:p>28004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nsson, Mr. Nils Hilding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8" calcext:value-type="float">
            <text:p>350408</text:p>
          </table:table-cell>
          <table:table-cell table:style-name="ce1" office:value-type="float" office:value="7.8542" calcext:value-type="float">
            <text:p>7.854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fferys, Mr. Ernest Wilfr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r. Johan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5" calcext:value-type="float">
            <text:p>347075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ekorian, Mr. Nes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7.2292" calcext:value-type="float">
            <text:p>7.2292</text:p>
          </table:table-cell>
          <table:table-cell table:style-name="ce1" office:value-type="string" calcext:value-type="string">
            <text:p>F E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sson, Mr. Isra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8" calcext:value-type="float">
            <text:p>2443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we, Mr. Alfred G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0" calcext:value-type="float">
            <text:p>113790</text:p>
          </table:table-cell>
          <table:table-cell table:style-name="ce1" office:value-type="float" office:value="26.55" calcext:value-type="float">
            <text:p>26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reuchen, Miss. Emi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160" calcext:value-type="float">
            <text:p>24160</text:p>
          </table:table-cell>
          <table:table-cell table:style-name="ce1" office:value-type="float" office:value="211.3375" calcext:value-type="float">
            <text:p>211.33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am, Mr. Al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309</text:p>
          </table:table-cell>
          <table:table-cell table:style-name="ce1" office:value-type="float" office:value="7.05" calcext:value-type="float">
            <text:p>7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cker, Miss. Ruth Elizabet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136" calcext:value-type="float">
            <text:p>2301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enshine, Mr. George (Mr George Thorne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5</text:p>
          </table:table-cell>
          <table:table-cell table:style-name="ce1" office:value-type="float" office:value="79.2" calcext:value-type="float">
            <text:p>79.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arke, Mr. Charles Valentin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ander, Mr. Ingv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854" calcext:value-type="float">
            <text:p>236854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vies, Mrs. John Morgan (Elizabeth Agnes Mary White)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33112</text:p>
          </table:table-cell>
          <table:table-cell table:style-name="ce1" office:value-type="float" office:value="36.75" calcext:value-type="float">
            <text:p>36.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lles, Mr. William Crother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0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office:value-type="string" calcext:value-type="string">
            <text:p>A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omas, Mr. Tannous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4" calcext:value-type="float">
            <text:p>2684</text:p>
          </table:table-cell>
          <table:table-cell table:style-name="ce1" office:value-type="float" office:value="7.225" calcext:value-type="float">
            <text:p>7.22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id, Mrs. Said (Waika Mary" Mowad)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15.7417" calcext:value-type="float">
            <text:p>15.7417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, Mr. I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9" calcext:value-type="float">
            <text:p>349229</text:p>
          </table:table-cell>
          <table:table-cell table:style-name="ce1" office:value-type="float" office:value="7.8958" calcext:value-type="float">
            <text:p>7.8958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uire, Mr. John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469" calcext:value-type="float">
            <text:p>11046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10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 Brito, Mr. Jose Joaqui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0" calcext:value-type="float">
            <text:p>24436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ias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nbury, Mr. Herber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1029</text:p>
          </table:table-cell>
          <table:table-cell table:style-name="ce1" office:value-type="float" office:value="31.5" calcext:value-type="float">
            <text:p>3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ros, Master. Seman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22" calcext:value-type="float">
            <text:p>2622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llbrook, Mr. Joseph Charl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5185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ndstrom, Mr. Thure Edv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403" calcext:value-type="float">
            <text:p>350403</text:p>
          </table:table-cell>
          <table:table-cell table:style-name="ce1" office:value-type="float" office:value="7.5792" calcext:value-type="float">
            <text:p>7.579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John George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eza, Mrs. James Warburton Martinez (Charlotte Wardle Drak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5</text:p>
          </table:table-cell>
          <table:table-cell table:style-name="ce1" office:value-type="float" office:value="512.3292" calcext:value-type="float">
            <text:p>512.3292</text:p>
          </table:table-cell>
          <table:table-cell table:style-name="ce1" office:value-type="string" calcext:value-type="string">
            <text:p>B51 B53 B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 Billiard, Master. James William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/5. 851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elseth, Miss. Karen Mar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8125" calcext:value-type="float">
            <text:p>348125</text:p>
          </table:table-cell>
          <table:table-cell table:style-name="ce1" office:value-type="float" office:value="7.65" calcext:value-type="float">
            <text:p>7.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sford, Mr. William Hu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670" calcext:value-type="float">
            <text:p>237670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habee, Mrs. George Joseph (Shawneene Abi-Saab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7.2292" calcext:value-type="float">
            <text:p>7.229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Ral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26" calcext:value-type="float">
            <text:p>248726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lcroft, Miss. Nell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28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field, Mrs. Leo David (Blanche Strous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759</text:p>
          </table:table-cell>
          <table:table-cell table:style-name="ce1" office:value-type="float" office:value="63.3583" calcext:value-type="float">
            <text:p>63.3583</text:p>
          </table:table-cell>
          <table:table-cell table:style-name="ce1" office:value-type="string" calcext:value-type="string">
            <text:p>D10 D1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okes, Mr. Philip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.C.C. 13540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bden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.O.C. 14879</text:p>
          </table:table-cell>
          <table:table-cell table:style-name="ce1" office:value-type="float" office:value="73.5" calcext:value-type="float">
            <text:p>73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r. Samu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, Miss. Elizabeth Gladys Millvina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315</text:p>
          </table:table-cell>
          <table:table-cell table:style-name="ce1" office:value-type="float" office:value="20.575" calcext:value-type="float">
            <text:p>20.5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n, Mr. Henry Forb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44" calcext:value-type="float">
            <text:p>1130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6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own, Mrs. John Murray (Caroline Lane Lam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9" calcext:value-type="float">
            <text:p>11769</text:p>
          </table:table-cell>
          <table:table-cell table:style-name="ce1" office:value-type="float" office:value="51.4792" calcext:value-type="float">
            <text:p>51.4792</text:p>
          </table:table-cell>
          <table:table-cell table:style-name="ce1" office:value-type="string" calcext:value-type="string">
            <text:p>C10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ckyer, Mr. Edward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Keefe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402" calcext:value-type="float">
            <text:p>368402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ell, Mrs. Edvard Bengtsson (Elin Gerda Pers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910" calcext:value-type="float">
            <text:p>349910</text:p>
          </table:table-cell>
          <table:table-cell table:style-name="ce1" office:value-type="float" office:value="15.55" calcext:value-type="float">
            <text:p>15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aster. William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let, Mrs. Albert (Antoinette Magni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.C./PARIS 2079</text:p>
          </table:table-cell>
          <table:table-cell table:style-name="ce1" office:value-type="float" office:value="37.0042" calcext:value-type="float">
            <text:p>37.004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s. John James (Florence Louise Long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 3135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ilic, Mr. Iv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3" calcext:value-type="float">
            <text:p>315083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der, Mrs. George Achilles (Dorothy Anna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65" calcext:value-type="float">
            <text:p>11765</text:p>
          </table:table-cell>
          <table:table-cell table:style-name="ce1" office:value-type="float" office:value="55.4417" calcext:value-type="float">
            <text:p>55.4417</text:p>
          </table:table-cell>
          <table:table-cell table:style-name="ce1" office:value-type="string" calcext:value-type="string">
            <text:p>E5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s. John (Annie Bullen)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. 2343</text:p>
          </table:table-cell>
          <table:table-cell table:style-name="ce1" office:value-type="float" office:value="69.55" calcext:value-type="float">
            <text:p>69.5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am, Mr. Joseph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9" calcext:value-type="float">
            <text:p>2689</text:p>
          </table:table-cell>
          <table:table-cell table:style-name="ce1" office:value-type="float" office:value="14.4583" calcext:value-type="float">
            <text:p>14.4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ihivouri, Miss. Susanna Juhantytar Sanni""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1" office:value-type="float" office:value="39.6875" calcext:value-type="float">
            <text:p>39.6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bson, Mrs. Leonard (Pauline C Boeson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378" calcext:value-type="float">
            <text:p>112378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llas y Castello, Mr. Emili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47</text:p>
          </table:table-cell>
          <table:table-cell table:style-name="ce1" office:value-type="float" office:value="13.8583" calcext:value-type="float">
            <text:p>13.8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es, Mr. Edg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33" calcext:value-type="float">
            <text:p>28133</text:p>
          </table:table-cell>
          <table:table-cell table:style-name="ce1" office:value-type="float" office:value="11.5" calcext:value-type="float">
            <text:p>1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lson, Miss. Helen Alic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66" calcext:value-type="float">
            <text:p>16966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string" calcext:value-type="string">
            <text:p>E39 E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smay, Mr. Joseph Bruc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8" calcext:value-type="float">
            <text:p>1120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52 B54 B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beck, Mr. William 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6" calcext:value-type="float">
            <text:p>248746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dge, Mrs. Washington (Ruth Vidaver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638" calcext:value-type="float">
            <text:p>33638</text:p>
          </table:table-cell>
          <table:table-cell table:style-name="ce1" office:value-type="float" office:value="81.8583" calcext:value-type="float">
            <text:p>81.858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wen, Miss. Grace Sc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08</text:p>
          </table:table-cell>
          <table:table-cell table:style-name="ce1" office:value-type="float" office:value="262.375" calcext:value-type="float">
            <text:p>262.375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, Miss. Mari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152" calcext:value-type="float">
            <text:p>315152</text:p>
          </table:table-cell>
          <table:table-cell table:style-name="ce1" office:value-type="float" office:value="8.6625" calcext:value-type="float">
            <text:p>8.66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tterill, Mr. Henry Harry"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107" calcext:value-type="float">
            <text:p>29107</text:p>
          </table:table-cell>
          <table:table-cell table:style-name="ce1" office:value-type="float" office:value="11.5" calcext:value-type="float">
            <text:p>11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kins, Mr. William Edw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3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Carl Edg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1" office:value-type="float" office:value="31.3875" calcext:value-type="float">
            <text:p>31.3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'Connor, Mr. Pat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6713" calcext:value-type="float">
            <text:p>366713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ley, Mr.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0" calcext:value-type="float">
            <text:p>330910</text:p>
          </table:table-cell>
          <table:table-cell table:style-name="ce1" office:value-type="float" office:value="7.8792" calcext:value-type="float">
            <text:p>7.8792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sien, Mrs. Samuel (Emma)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498" calcext:value-type="float">
            <text:p>364498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Namee, Mrs. Neal (Eileen O'Leary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566" calcext:value-type="float">
            <text:p>376566</text:p>
          </table:table-cell>
          <table:table-cell table:style-name="ce1" office:value-type="float" office:value="16.1" calcext:value-type="float">
            <text:p>16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heeler, Mr. Edwin Frederick""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59</text:p>
          </table:table-cell>
          <table:table-cell table:style-name="ce1" office:value-type="float" office:value="12.875" calcext:value-type="float">
            <text:p>12.8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man, Miss. K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0845" calcext:value-type="float">
            <text:p>220845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onsson, Mr. Ernst Axel Algo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911" calcext:value-type="float">
            <text:p>349911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hby, Mr. Joh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46" calcext:value-type="float">
            <text:p>244346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avan, Mr. Pat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858" calcext:value-type="float">
            <text:p>364858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lsson, Master. Paul Folk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09" calcext:value-type="float">
            <text:p>349909</text:p>
          </table:table-cell>
          <table:table-cell table:style-name="ce1" office:value-type="float" office:value="21.075" calcext:value-type="float">
            <text:p>21.0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yne, Mr. Vivian Ponsonb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49" calcext:value-type="float">
            <text:p>12749</text:p>
          </table:table-cell>
          <table:table-cell table:style-name="ce1" office:value-type="float" office:value="93.5" calcext:value-type="float">
            <text:p>93.5</text:p>
          </table:table-cell>
          <table:table-cell table:style-name="ce1" office:value-type="string" calcext:value-type="string">
            <text:p>B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s, Mrs. Ernest H (Elizabeth Lindsey Jam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2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aster. Eugene Josep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A. 2673</text:p>
          </table:table-cell>
          <table:table-cell table:style-name="ce1" office:value-type="float" office:value="20.25" calcext:value-type="float">
            <text:p>20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ilbert, Mr. William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30769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k-Heilmann, Mr. A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5153" calcext:value-type="float">
            <text:p>315153</text:p>
          </table:table-cell>
          <table:table-cell table:style-name="ce1" office:value-type="float" office:value="22.025" calcext:value-type="float">
            <text:p>22.0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s. Lucien Philip (Mary Eloise Hughe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bert, Mr. Patri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109" calcext:value-type="float">
            <text:p>371109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licher-Stehli, Mrs. Maxmillian (Margaretha Emerentia Stehli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string" calcext:value-type="string">
            <text:p>B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sson-Rondberg, Mr. Edvard 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65" calcext:value-type="float">
            <text:p>347065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lon, Mr. Thomas Hen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32" calcext:value-type="float">
            <text:p>21332</text:p>
          </table:table-cell>
          <table:table-cell table:style-name="ce1" office:value-type="float" office:value="7.7333" calcext:value-type="float">
            <text:p>7.7333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ell, Miss. Carolin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928" calcext:value-type="float">
            <text:p>36928</text:p>
          </table:table-cell>
          <table:table-cell table:style-name="ce1" office:value-type="float" office:value="164.8667" calcext:value-type="float">
            <text:p>164.866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ale, Mr. Har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4" calcext:value-type="float">
            <text:p>28664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bson, Miss. Dorothy Winifr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378" calcext:value-type="float">
            <text:p>112378</text:p>
          </table:table-cell>
          <table:table-cell table:style-name="ce1" office:value-type="float" office:value="59.4" calcext:value-type="float">
            <text:p>59.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rau, Mr. Jose Pedr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9" calcext:value-type="float">
            <text:p>113059</text:p>
          </table:table-cell>
          <table:table-cell table:style-name="ce1" office:value-type="float" office:value="47.1" calcext:value-type="float">
            <text:p>47.1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Mr. Isaac Geral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765" calcext:value-type="float">
            <text:p>17765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 office:value-type="string" calcext:value-type="string">
            <text:p>D4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urney, Mr. Alfred (Baron von Drachstedt")"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6</text:p>
          </table:table-cell>
          <table:table-cell table:style-name="ce1" office:value-type="float" office:value="13.8625" calcext:value-type="float">
            <text:p>13.8625</text:p>
          </table:table-cell>
          <table:table-cell table:style-name="ce1" office:value-type="string" calcext:value-type="string">
            <text:p>D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re, Mr. William Jeffer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66" calcext:value-type="float">
            <text:p>28666</text:p>
          </table:table-cell>
          <table:table-cell table:style-name="ce1" office:value-type="float" office:value="10.5" calcext:value-type="float">
            <text:p>10.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dener, Mr. George Dun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3503" calcext:value-type="float">
            <text:p>113503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office:value-type="string" calcext:value-type="string">
            <text:p>C8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ordan, Miss. Johanna Hannah""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4915" calcext:value-type="float">
            <text:p>334915</text:p>
          </table:table-cell>
          <table:table-cell table:style-name="ce1" office:value-type="float" office:value="7.7208" calcext:value-type="float">
            <text:p>7.7208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acock, Miss. Treasteal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TON/O.Q. 3101315</text:p>
          </table:table-cell>
          <table:table-cell table:style-name="ce1" office:value-type="float" office:value="13.775" calcext:value-type="float">
            <text:p>13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ughton, Miss. Hannah</text:p>
          </table:table-cell>
          <table:table-cell table:style-name="ce1" office:value-type="string" calcext:value-type="string">
            <text:p>fe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237" calcext:value-type="float">
            <text:p>365237</text:p>
          </table:table-cell>
          <table:table-cell table:style-name="ce1" office:value-type="float" office:value="7.75" calcext:value-type="float">
            <text:p>7.75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nahan, Mrs. William Edward (Lillian E Thorpe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28" calcext:value-type="float">
            <text:p>1992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C78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riksson, Miss. Jenny Lovis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86" calcext:value-type="float">
            <text:p>347086</text:p>
          </table:table-cell>
          <table:table-cell table:style-name="ce1" office:value-type="float" office:value="7.775" calcext:value-type="float">
            <text:p>7.77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ector, Mr. Woolf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.5. 3236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liva y Ocana, Dona. Fermin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1" office:value-type="float" office:value="108.9" calcext:value-type="float">
            <text:p>108.9</text:p>
          </table:table-cell>
          <table:table-cell table:style-name="ce1" office:value-type="string" calcext:value-type="string">
            <text:p>C10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ether, Mr. Simon Siverts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TON/O.Q. 3101262</text:p>
          </table:table-cell>
          <table:table-cell table:style-name="ce1" office:value-type="float" office:value="7.25" calcext:value-type="float">
            <text:p>7.2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e, Mr. Frederick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9309" calcext:value-type="float">
            <text:p>359309</text:p>
          </table:table-cell>
          <table:table-cell table:style-name="ce1" office:value-type="float" office:value="8.05" calcext:value-type="float">
            <text:p>8.05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er, Master. Michael J</text:p>
          </table:table-cell>
          <table:table-cell table:style-name="ce1" office:value-type="string" calcext:value-type="string">
            <text:p>male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68" calcext:value-type="float">
            <text:p>2668</text:p>
          </table:table-cell>
          <table:table-cell table:style-name="ce1" office:value-type="float" office:value="22.3583" calcext:value-type="float">
            <text:p>22.358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alse</text:p>
          </table:table-cell>
          <table:table-cell table:number-columns-repeated="1012"/>
        </table:table-row>
        <table:table-row table:style-name="ro2" table:number-rows-repeated="10481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14" meta:object-count="0"/>
    <meta:generator>LibreOfficeDev/6.0.5.2$Linux_X86_64 LibreOffice_project/</meta:generator>
  </office:meta>
</office:document-meta>
</file>